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Leicester Folk Diary</text:p>
      <text:p text:style-name="Standard"/>
      <text:p text:style-name="P1">Domain Name</text:p>
      <text:p text:style-name="Standard"/>
      <text:p text:style-name="Standard">lfd.org.uk – ownership of this domain name will be transferred to whoever is managing the diary. There is an associated charge of about £3 per annum.</text:p>
      <text:p text:style-name="Standard"/>
      <text:p text:style-name="P1">Maintenance of the Diary</text:p>
      <text:p text:style-name="Standard"/>
      <text:p text:style-name="Standard">Whoever is managing the diary in the future can decide how it is provided and maintained. The following explains the existing set up. They will need web space somewhere and there is likely to be a modest charge for this. It's currently hosted with 1&amp;1. I maintain the files on my laptop and upload them to the 1&amp;1 hosting site typically every 2 or 3 days. This timescale varies, but rarely exceeds a week.</text:p>
      <text:p text:style-name="Standard"/>
      <text:p text:style-name="Standard">The diary was set up to hold information about folk song events and sessions in Leicestershire. This has spread to include some dance and story telling information and to include some clubs just outside Leicestershire. Some care is needed to avoid the remit extending the workload beyond an acceptable level. </text:p>
      <text:p text:style-name="Standard"/>
      <text:p text:style-name="Standard">Initially it was a paper based diary and the constraint was that it must fit on a single A4 sheet. It was then offered in both web and paper form. As of now, I've said I'll only provide a web version – although this is set up to provide a reasonable print-out if required.</text:p>
      <text:p text:style-name="Standard"/>
      <text:p text:style-name="Standard">There are 3 files involved - <text:s/>index.html (the diary content); lfd.css (a css file that specifies how the diary should be displayed) and lfdprint.css (a css file that specifies how the diary should be printed).</text:p>
      <text:p text:style-name="Standard">[There are several other files that are not essential submission.html gives a beginner's guide to folk activities in Leicestershire and other.html provides a number of web links which I personally find useful. Associated with these two files are a couple of css files to specify how they should be displayed and printed.]</text:p>
      <text:p text:style-name="Standard"/>
      <text:p text:style-name="Standard">The only file that is updated on a regular basis is index.html. This holds the diary dates and information about the venues. It is updated using a text editor, normally wordpad or notepad. It is updated as information comes in, typically every couple of days or so. On a quarterly basis there is a major upgrade when I chase club organisers for their information for the coming quarter. I do this via a mailing list and also by checking updates on club web sites. This quarterly update is also useful for getting rid of clubs that have folded. During any year there's likely to be 3 or 4 clubs finishing and a similar number starting or moving premises.</text:p>
      <text:p text:style-name="Standard"/>
      <text:p text:style-name="Standard">I'd guess it takes me say 20 minutes every couple of days and perhaps an additional 4 or 5 hours each quarter. In updating index.html, you will need a basic understanding of html. I'll be happy to go through this with anyone else taking it on. It's really not that difficult.</text:p>
      <text:p text:style-name="Standard"/>
      <text:p text:style-name="Standard">As a consequence of doing the diary, I have been asked to provide reports to Folk Monthly and Folk West magazines, which I do on a monthly and quarterly basis respectively. This does not have to be done by whoever is doing the Leicester Diary, but is there as an option. Similarly I have got involved in Folk21 East Midland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22:10:43.26</meta:creation-date>
    <dc:date>2012-10-31T23:02:55.32</dc:date>
    <meta:editing-duration>PT15M4S</meta:editing-duration>
    <meta:editing-cycles>2</meta:editing-cycles>
    <meta:generator>OpenOffice.org/3.4.1$Win32 OpenOffice.org_project/341m1$Build-9593</meta:generator>
    <meta:document-statistic meta:table-count="0" meta:image-count="0" meta:object-count="0" meta:page-count="1" meta:paragraph-count="12" meta:word-count="530" meta:character-count="2977"/>
  </office:meta>
</office:document-meta>
</file>